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0000001CAF757A99E19C4FA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officeooo:rsid="00081e0f" officeooo:paragraph-rsid="00081e0f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2" text:anchor-type="page" text:anchor-page-number="1" svg:x="0cm" svg:y="0cm" svg:width="20.943cm" svg:height="7.542cm" draw:z-index="0">
        <draw:image xlink:href="Pictures/10000201000002B0000001CAF757A99E19C4FA82.png" xlink:type="simple" xlink:show="embed" xlink:actuate="onLoad" loext:mime-type="image/png"/>
      </draw:frame>
      <text:p text:style-name="P1">Project Dron</text:p>
      <text:p text:style-name="P1"/>
      <text:list xml:id="list4011660266" text:style-name="L1">
        <text:list-item>
          <text:p text:style-name="P3">Budowa</text:p>
          <text:p text:style-name="P3">a) Ramiona</text:p>
          <text:p text:style-name="P3">b) Rdzeń</text:p>
        </text:list-item>
      </text:list>
      <text:p text:style-name="P2"/>
      <text:p text:style-name="P2"/>
      <text:p text:style-name="P2"><text:tab/>2. Kod</text:p>
      <text:p text:style-name="P4">TA NO I HÓ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28pt" style:font-size-asian="28pt" style:font-size-complex="2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Project - dr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7:09:01.786000000</meta:creation-date>
    <dc:date>2019-03-29T17:45:21.118000000</dc:date>
    <meta:editing-duration>PT15M14S</meta:editing-duration>
    <meta:editing-cycles>5</meta:editing-cycles>
    <meta:generator>LibreOffice/6.0.6.2$Windows_x86 LibreOffice_project/0c292870b25a325b5ed35f6b45599d2ea4458e77</meta:generator>
    <meta:document-statistic meta:table-count="0" meta:image-count="1" meta:object-count="0" meta:page-count="1" meta:paragraph-count="7" meta:word-count="17" meta:character-count="71" meta:non-whitespace-character-count="60"/>
  </office:meta>
</office:document-meta>
</file>